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D1000000F16CB7654E202A0B4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 Light" svg:font-family="'Roboto Mono Light'" style:font-family-generic="roman" style:font-pitch="variable"/>
    <style:font-face style:name="Roboto Mono Light1" svg:font-family="'Roboto Mono Light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table:align="left"/>
    </style:style>
    <style:style style:name="Table1.A" style:family="table-column">
      <style:table-column-properties style:column-width="1.8333in"/>
    </style:style>
    <style:style style:name="Table1.B" style:family="table-column">
      <style:table-column-properties style:column-width="4.41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3f3f3" fo:padding="0.0694in" fo:border="1pt solid #000000">
        <style:background-image/>
      </style:table-cell-properties>
    </style:style>
    <style:style style:name="Table1.B1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2" style:family="table">
      <style:table-properties style:width="6.2681in" fo:margin-left="0in" fo:margin-top="0in" fo:margin-bottom="0in" table:align="left"/>
    </style:style>
    <style:style style:name="Table2.A" style:family="table-column">
      <style:table-column-properties style:column-width="6.268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6.270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701in" fo:margin-left="0in" fo:margin-top="0in" fo:margin-bottom="0in" table:align="left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2.090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0076in" fo:border="1pt solid #000000"/>
    </style:style>
    <style:style style:name="Table5" style:family="table">
      <style:table-properties style:width="6.2701in" fo:margin-left="0in" fo:margin-top="0in" fo:margin-bottom="0in" table:align="left"/>
    </style:style>
    <style:style style:name="Table5.A" style:family="table-column">
      <style:table-column-properties style:column-width="1.2535in"/>
    </style:style>
    <style:style style:name="Table5.B" style:family="table-column">
      <style:table-column-properties style:column-width="1.254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194in" fo:border="1pt solid #000000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text-align="justify" style:justify-single-word="false" fo:orphans="0" fo:widows="0"/>
    </style:style>
    <style:style style:name="P4" style:family="paragraph" style:parent-style-name="Standard">
      <style:paragraph-properties fo:line-height="100%" fo:text-align="end" style:justify-single-word="false" fo:orphans="0" fo:widows="0"/>
    </style:style>
    <style:style style:name="P5" style:family="paragraph" style:parent-style-name="Standard">
      <style:paragraph-properties fo:margin-top="0.1665in" fo:margin-bottom="0.1665in" style:contextual-spacing="false" fo:line-height="100%"/>
    </style:style>
    <style:style style:name="P6" style:family="paragraph" style:parent-style-name="Standard">
      <style:paragraph-properties fo:margin-top="0in" fo:margin-bottom="0in" style:contextual-spacing="false" fo:line-height="100%"/>
    </style:style>
    <style:style style:name="P7" style:family="paragraph" style:parent-style-name="Standard">
      <style:paragraph-properties fo:margin-top="0in" fo:margin-bottom="0.1665in" style:contextual-spacing="false" fo:line-height="100%"/>
    </style:style>
    <style:style style:name="P8" style:family="paragraph" style:parent-style-name="Standard">
      <style:paragraph-properties fo:margin-left="0in" fo:margin-right="0in" fo:margin-top="0in" fo:margin-bottom="0.1665in" style:contextual-spacing="false" fo:line-height="100%" fo:text-indent="0.5in" style:auto-text-indent="false"/>
    </style:style>
    <style:style style:name="P9" style:family="paragraph" style:parent-style-name="Heading_20_2">
      <style:paragraph-properties fo:margin-top="0.3335in" fo:margin-bottom="0.0835in" style:contextual-spacing="false" fo:line-height="100%" fo:keep-together="auto" fo:break-before="page" fo:keep-with-next="auto"/>
    </style:style>
    <style:style style:name="P10" style:family="paragraph" style:parent-style-name="Heading_20_2">
      <style:paragraph-properties fo:margin-top="0.3335in" fo:margin-bottom="0.0835in" style:contextual-spacing="false" fo:line-height="100%" fo:keep-together="auto" fo:keep-with-next="auto"/>
    </style:style>
    <style:style style:name="P11" style:family="paragraph" style:parent-style-name="Heading_20_2">
      <style:paragraph-properties fo:margin-top="0.3335in" fo:margin-bottom="0in" style:contextual-spacing="false" fo:line-height="100%" fo:keep-together="auto" fo:break-before="page" fo:keep-with-next="auto"/>
    </style:style>
    <style:style style:name="P12" style:family="paragraph" style:parent-style-name="Heading_20_2">
      <style:paragraph-properties fo:margin-top="0in" fo:margin-bottom="0.0835in" style:contextual-spacing="false" fo:line-height="100%"/>
    </style:style>
    <style:style style:name="P13" style:family="paragraph" style:parent-style-name="Heading_20_2">
      <style:paragraph-properties fo:margin-top="0in" fo:margin-bottom="0.0835in" style:contextual-spacing="false" fo:line-height="100%" fo:break-before="page"/>
    </style:style>
    <style:style style:name="P14" style:family="paragraph" style:parent-style-name="Standard">
      <style:text-properties fo:font-size="1pt" style:font-size-asian="1pt" style:font-size-complex="1pt"/>
    </style:style>
    <style:style style:name="P15" style:family="paragraph" style:parent-style-name="Standard">
      <style:paragraph-properties fo:text-align="start" style:justify-single-word="false"/>
      <style:text-properties fo:font-size="1pt" style:font-size-asian="1pt" style:font-size-complex="1pt"/>
    </style:style>
    <style:style style:name="P16" style:family="paragraph" style:parent-style-name="Standard">
      <style:paragraph-properties fo:line-height="115%"/>
      <style:text-properties style:font-name="Calibri" fo:font-size="1pt" style:font-name-asian="Calibri1" style:font-size-asian="1pt" style:font-name-complex="Calibri1" style:font-size-complex="1pt"/>
    </style:style>
    <style:style style:name="P17" style:family="paragraph" style:parent-style-name="Standard">
      <style:text-properties style:font-name="Calibri" fo:font-weight="bold" style:font-name-asian="Calibri1" style:font-weight-asian="bold" style:font-name-complex="Calibri1"/>
    </style:style>
    <style:style style:name="P18" style:family="paragraph" style:parent-style-name="Standard">
      <style:paragraph-properties fo:line-height="115%"/>
      <style:text-properties style:font-name="Calibri" fo:font-weight="bold" style:font-name-asian="Calibri1" style:font-weight-asian="bold" style:font-name-complex="Calibri1"/>
    </style:style>
    <style:style style:name="P19" style:family="paragraph" style:parent-style-name="Standard">
      <style:paragraph-properties fo:line-height="100%" fo:orphans="0" fo:widows="0"/>
      <style:text-properties style:font-name="Calibri" fo:font-weight="bold" style:font-name-asian="Calibri1" style:font-weight-asian="bold" style:font-name-complex="Calibri1"/>
    </style:style>
    <style:style style:name="P20" style:family="paragraph" style:parent-style-name="Standard">
      <style:text-properties style:font-name="Calibri" style:font-name-asian="Calibri1" style:font-name-complex="Calibri1"/>
    </style:style>
    <style:style style:name="P21" style:family="paragraph" style:parent-style-name="Standard">
      <style:paragraph-properties fo:line-height="115%"/>
      <style:text-properties style:font-name="Calibri" style:font-name-asian="Calibri1" style:font-name-complex="Calibri1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Calibri" style:font-name-asian="Calibri1" style:font-name-complex="Calibri1"/>
    </style:style>
    <style:style style:name="P23" style:family="paragraph" style:parent-style-name="Standard">
      <style:paragraph-properties fo:text-align="center" style:justify-single-word="false"/>
      <style:text-properties style:font-name="Calibri" style:font-name-asian="Calibri1" style:font-name-complex="Calibri1"/>
    </style:style>
    <style:style style:name="P24" style:family="paragraph" style:parent-style-name="Standard">
      <style:paragraph-properties fo:margin-top="0.1665in" fo:margin-bottom="0.1665in" style:contextual-spacing="false" fo:line-height="100%"/>
      <style:text-properties style:font-name="Calibri" style:font-name-asian="Calibri1" style:font-name-complex="Calibri1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style:font-name="Calibri" style:font-name-asian="Calibri1" style:font-name-complex="Calibri1"/>
    </style:style>
    <style:style style:name="P26" style:family="paragraph" style:parent-style-name="Standard">
      <loext:graphic-properties draw:fill="solid" draw:fill-color="#1f1f1f"/>
      <style:paragraph-properties fo:line-height="135%" fo:background-color="#1f1f1f"/>
    </style:style>
    <style:style style:name="P27" style:family="paragraph" style:parent-style-name="Standard">
      <loext:graphic-properties draw:fill="solid" draw:fill-color="#1e1e1e"/>
      <style:paragraph-properties fo:line-height="135%" fo:background-color="#1e1e1e"/>
    </style:style>
    <style:style style:name="P28" style:family="paragraph" style:parent-style-name="Standard">
      <style:text-properties fo:color="#0000ff" loext:opacity="100%" style:font-name="Calibri" fo:font-weight="bold" style:font-name-asian="Calibri1" style:font-weight-asian="bold" style:font-name-complex="Calibri1"/>
    </style:style>
    <style:style style:name="P29" style:family="paragraph" style:parent-style-name="Standard">
      <loext:graphic-properties draw:fill="solid" draw:fill-color="#1e1e1e"/>
      <style:paragraph-properties fo:line-height="135%" fo:background-color="#1e1e1e"/>
      <style:text-properties fo:color="#d4d4d4" loext:opacity="100%" style:font-name="Roboto Mono" fo:font-size="8.5pt" style:font-name-asian="Roboto Mono1" style:font-size-asian="8.5pt" style:font-name-complex="Roboto Mono1" style:font-size-complex="8.5pt"/>
    </style:style>
    <style:style style:name="P30" style:family="paragraph" style:parent-style-name="Heading_20_3">
      <style:paragraph-properties fo:break-before="page"/>
    </style:style>
    <style:style style:name="P31" style:family="paragraph" style:parent-style-name="Standard">
      <style:paragraph-properties fo:text-align="justify" style:justify-single-word="false" fo:orphans="0" fo:widows="0"/>
      <style:text-properties fo:font-size="9pt" style:font-size-asian="9pt" style:font-size-complex="9pt"/>
    </style:style>
    <style:style style:name="P32" style:family="paragraph" style:parent-style-name="Standard">
      <style:paragraph-properties fo:line-height="100%" fo:orphans="0" fo:widows="0"/>
      <style:text-properties fo:font-size="9pt" style:font-size-asian="9pt" style:font-size-complex="9pt"/>
    </style:style>
    <style:style style:name="P33" style:family="paragraph" style:parent-style-name="Standard">
      <style:paragraph-properties fo:text-align="justify" style:justify-single-word="false" fo:orphans="0" fo:widows="0"/>
      <style:text-properties fo:font-size="9pt" fo:font-weight="bold" style:font-size-asian="9pt" style:font-weight-asian="bold" style:font-size-complex="9pt"/>
    </style:style>
    <style:style style:name="P34" style:family="paragraph" style:parent-style-name="Standard" style:list-style-name="WWNum8">
      <style:paragraph-properties fo:margin-left="0.5in" fo:margin-right="0in" fo:line-height="115%" fo:text-indent="-0.25in" style:auto-text-indent="false"/>
    </style:style>
    <style:style style:name="P35" style:family="paragraph" style:parent-style-name="Standard" style:list-style-name="WWNum6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36" style:family="paragraph" style:parent-style-name="Standard" style:list-style-name="WWNum6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37" style:family="paragraph" style:parent-style-name="Standard" style:list-style-name="WWNum6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P38" style:family="paragraph" style:parent-style-name="Standard" style:list-style-name="WWNum2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39" style:family="paragraph" style:parent-style-name="Standard" style:list-style-name="WWNum2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40" style:family="paragraph" style:parent-style-name="Standard" style:list-style-name="WWNum2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P41" style:family="paragraph" style:parent-style-name="Standard" style:list-style-name="WWNum2">
      <style:paragraph-properties fo:margin-left="1in" fo:margin-right="0in" fo:margin-top="0in" fo:margin-bottom="0in" style:contextual-spacing="false" fo:line-height="100%" fo:text-indent="-0.25in" style:auto-text-indent="false"/>
    </style:style>
    <style:style style:name="P42" style:family="paragraph" style:parent-style-name="Standard" style:list-style-name="WWNum3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43" style:family="paragraph" style:parent-style-name="Standard" style:list-style-name="WWNum3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44" style:family="paragraph" style:parent-style-name="Standard" style:list-style-name="WWNum3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P45" style:family="paragraph" style:parent-style-name="Standard" style:list-style-name="WWNum3">
      <style:paragraph-properties fo:margin-left="1in" fo:margin-right="0in" fo:margin-top="0in" fo:margin-bottom="0in" style:contextual-spacing="false" fo:line-height="100%" fo:text-indent="-0.25in" style:auto-text-indent="false"/>
    </style:style>
    <style:style style:name="P46" style:family="paragraph" style:parent-style-name="Standard" style:list-style-name="WWNum3">
      <style:paragraph-properties fo:margin-left="1in" fo:margin-right="0in" fo:margin-top="0in" fo:margin-bottom="0.139in" style:contextual-spacing="false" fo:line-height="100%" fo:text-indent="-0.25in" style:auto-text-indent="false"/>
    </style:style>
    <style:style style:name="P47" style:family="paragraph" style:parent-style-name="Standard" style:list-style-name="WWNum7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48" style:family="paragraph" style:parent-style-name="Standard" style:list-style-name="WWNum7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P49" style:family="paragraph" style:parent-style-name="Standard" style:list-style-name="WWNum7">
      <style:paragraph-properties fo:margin-left="1in" fo:margin-right="0in" fo:margin-top="0in" fo:margin-bottom="0in" style:contextual-spacing="false" fo:line-height="100%" fo:text-indent="-0.25in" style:auto-text-indent="false"/>
    </style:style>
    <style:style style:name="P50" style:family="paragraph" style:parent-style-name="Standard" style:list-style-name="WWNum9">
      <style:paragraph-properties fo:margin-left="0.5in" fo:margin-right="0in" fo:margin-top="0in" fo:margin-bottom="0.139in" style:contextual-spacing="false" fo:line-height="100%" fo:text-indent="-0.25in" style:auto-text-indent="false"/>
    </style:style>
    <style:style style:name="P51" style:family="paragraph" style:parent-style-name="Standard" style:list-style-name="WWNum9">
      <style:paragraph-properties fo:margin-left="1in" fo:margin-right="0in" fo:margin-top="0in" fo:margin-bottom="0in" style:contextual-spacing="false" fo:line-height="100%" fo:text-indent="-0.25in" style:auto-text-indent="false"/>
    </style:style>
    <style:style style:name="P52" style:family="paragraph" style:parent-style-name="Standard" style:list-style-name="WWNum4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53" style:family="paragraph" style:parent-style-name="Standard" style:master-page-name="Standard">
      <style:paragraph-properties fo:line-height="115%" style:page-number="1"/>
      <style:text-properties style:font-name="Calibri" fo:font-size="1pt" fo:font-weight="bold" style:font-name-asian="Calibri1" style:font-size-asian="1pt" style:font-weight-asian="bold" style:font-name-complex="Calibri1" style:font-size-complex="1pt"/>
    </style:style>
    <style:style style:name="P54" style:family="paragraph" style:parent-style-name="Standard">
      <style:paragraph-properties fo:line-height="115%"/>
      <style:text-properties style:font-name="Calibri" fo:font-weight="bold" style:font-name-asian="Calibri1" style:font-weight-asian="bold" style:font-name-complex="Calibri1"/>
    </style:style>
    <style:style style:name="P55" style:family="paragraph" style:parent-style-name="Standard">
      <style:paragraph-properties fo:line-height="115%" fo:break-before="page"/>
      <style:text-properties style:font-name="Calibri" fo:font-weight="bold" style:font-name-asian="Calibri1" style:font-weight-asian="bold" style:font-name-complex="Calibri1"/>
    </style:style>
    <style:style style:name="P56" style:family="paragraph" style:parent-style-name="Standard">
      <style:paragraph-properties fo:line-height="100%" fo:orphans="0" fo:widows="0"/>
      <style:text-properties style:font-name="Calibri" fo:font-weight="bold" style:font-name-asian="Calibri1" style:font-weight-asian="bold" style:font-name-complex="Calibri1"/>
    </style:style>
    <style:style style:name="P57" style:family="paragraph" style:parent-style-name="Standard">
      <style:paragraph-properties fo:line-height="100%" fo:text-align="center" style:justify-single-word="false" fo:orphans="0" fo:widows="0"/>
      <style:text-properties style:font-name="Calibri" fo:font-weight="bold" style:font-name-asian="Calibri1" style:font-weight-asian="bold" style:font-name-complex="Calibri1"/>
    </style:style>
    <style:style style:name="P58" style:family="paragraph" style:parent-style-name="Standard">
      <style:paragraph-properties fo:line-height="100%" fo:orphans="0" fo:widows="0"/>
      <style:text-properties style:font-name="Calibri" fo:font-weight="bold" officeooo:rsid="001a1f5c" officeooo:paragraph-rsid="001a1f5c" style:font-name-asian="Calibri1" style:font-weight-asian="bold" style:font-name-complex="Calibri1"/>
    </style:style>
    <style:style style:name="P59" style:family="paragraph" style:parent-style-name="Standard" style:list-style-name="WWNum10">
      <style:paragraph-properties fo:margin-left="0.5in" fo:margin-right="0in" fo:line-height="100%" fo:orphans="0" fo:widows="0" fo:text-indent="-0.25in" style:auto-text-indent="false"/>
      <style:text-properties style:font-name="Calibri" style:font-name-asian="Calibri1" style:font-name-complex="Calibri1"/>
    </style:style>
    <style:style style:name="P60" style:family="paragraph" style:parent-style-name="Standard">
      <style:paragraph-properties fo:line-height="100%" fo:orphans="0" fo:widows="0"/>
      <style:text-properties style:font-name="Calibri" style:font-name-asian="Calibri1" style:font-name-complex="Calibri1"/>
    </style:style>
    <style:style style:name="P61" style:family="paragraph" style:parent-style-name="Standard" style:list-style-name="WWNum2">
      <style:paragraph-properties fo:margin-left="1in" fo:margin-right="0in" fo:margin-top="0in" fo:margin-bottom="0in" style:contextual-spacing="false" fo:line-height="100%" fo:text-indent="-0.25in" style:auto-text-indent="false"/>
      <style:text-properties style:font-name="Calibri" style:font-name-asian="Calibri1" style:font-name-complex="Calibri1"/>
    </style:style>
    <style:style style:name="P62" style:family="paragraph" style:parent-style-name="Standard" style:list-style-name="WWNum3">
      <style:paragraph-properties fo:margin-left="1in" fo:margin-right="0in" fo:margin-top="0in" fo:margin-bottom="0in" style:contextual-spacing="false" fo:line-height="100%" fo:text-indent="-0.25in" style:auto-text-indent="false"/>
      <style:text-properties style:font-name="Calibri" style:font-name-asian="Calibri1" style:font-name-complex="Calibri1"/>
    </style:style>
    <style:style style:name="P63" style:family="paragraph" style:parent-style-name="Standard" style:list-style-name="WWNum3">
      <style:paragraph-properties fo:margin-left="0.5in" fo:margin-right="0in" fo:margin-top="0.139in" fo:margin-bottom="0in" style:contextual-spacing="false" fo:line-height="100%" fo:text-indent="-0.25in" style:auto-text-indent="false"/>
      <style:text-properties style:font-name="Calibri" style:font-name-asian="Calibri1" style:font-name-complex="Calibri1"/>
    </style:style>
    <style:style style:name="P64" style:family="paragraph" style:parent-style-name="Standard">
      <style:paragraph-properties fo:line-height="100%" fo:text-align="center" style:justify-single-word="false" fo:orphans="0" fo:widows="0"/>
      <style:text-properties style:font-name="Calibri" style:font-name-asian="Calibri1" style:font-name-complex="Calibri1"/>
    </style:style>
    <style:style style:name="P65" style:family="paragraph" style:parent-style-name="Standard">
      <style:paragraph-properties fo:margin-left="0in" fo:margin-right="0in" fo:margin-top="0.139in" fo:margin-bottom="0in" style:contextual-spacing="false" fo:line-height="100%" fo:text-indent="0in" style:auto-text-indent="false"/>
      <style:text-properties style:font-name="Calibri" style:font-name-asian="Calibri1" style:font-name-complex="Calibri1"/>
    </style:style>
    <style:style style:name="P66" style:family="paragraph" style:parent-style-name="Standard">
      <style:paragraph-properties fo:margin-left="0.5in" fo:margin-right="0in" fo:margin-top="0.139in" fo:margin-bottom="0in" style:contextual-spacing="false" fo:line-height="100%" fo:text-indent="0in" style:auto-text-indent="false"/>
      <style:text-properties style:font-name="Calibri" style:font-name-asian="Calibri1" style:font-name-complex="Calibri1"/>
    </style:style>
    <style:style style:name="P67" style:family="paragraph" style:parent-style-name="Standard" style:list-style-name="WWNum7">
      <style:paragraph-properties fo:margin-left="0.5in" fo:margin-right="0in" fo:margin-top="0in" fo:margin-bottom="0in" style:contextual-spacing="false" fo:line-height="100%" fo:text-indent="-0.25in" style:auto-text-indent="false"/>
      <style:text-properties style:font-name="Calibri" style:font-name-asian="Calibri1" style:font-name-complex="Calibri1"/>
    </style:style>
    <style:style style:name="P68" style:family="paragraph" style:parent-style-name="Standard" style:list-style-name="WWNum7">
      <style:paragraph-properties fo:margin-left="1in" fo:margin-right="0in" fo:margin-top="0in" fo:margin-bottom="0in" style:contextual-spacing="false" fo:line-height="100%" fo:text-indent="-0.25in" style:auto-text-indent="false"/>
      <style:text-properties style:font-name="Calibri" style:font-name-asian="Calibri1" style:font-name-complex="Calibri1"/>
    </style:style>
    <style:style style:name="P69" style:family="paragraph" style:parent-style-name="Standard">
      <style:paragraph-properties fo:margin-top="0in" fo:margin-bottom="0.1665in" style:contextual-spacing="false" fo:line-height="100%"/>
      <style:text-properties style:font-name="Calibri" style:font-name-asian="Calibri1" style:font-name-complex="Calibri1"/>
    </style:style>
    <style:style style:name="P70" style:family="paragraph" style:parent-style-name="Standard" style:list-style-name="WWNum9">
      <style:paragraph-properties fo:margin-left="0.5in" fo:margin-right="0in" fo:margin-top="0in" fo:margin-bottom="0in" style:contextual-spacing="false" fo:line-height="100%" fo:text-indent="-0.25in" style:auto-text-indent="false"/>
      <style:text-properties style:font-name="Calibri" style:font-name-asian="Calibri1" style:font-name-complex="Calibri1"/>
    </style:style>
    <style:style style:name="P71" style:family="paragraph" style:parent-style-name="Standard" style:list-style-name="WWNum9">
      <style:paragraph-properties fo:margin-left="1in" fo:margin-right="0in" fo:margin-top="0in" fo:margin-bottom="0in" style:contextual-spacing="false" fo:line-height="100%" fo:text-indent="-0.25in" style:auto-text-indent="false"/>
      <style:text-properties style:font-name="Calibri" style:font-name-asian="Calibri1" style:font-name-complex="Calibri1"/>
    </style:style>
    <style:style style:name="P72" style:family="paragraph" style:parent-style-name="Standard" style:list-style-name="WWNum9">
      <style:paragraph-properties fo:margin-left="1.5in" fo:margin-right="0in" fo:margin-top="0in" fo:margin-bottom="0in" style:contextual-spacing="false" fo:line-height="100%" fo:text-indent="-0.25in" style:auto-text-indent="false"/>
      <style:text-properties style:font-name="Calibri" style:font-name-asian="Calibri1" style:font-name-complex="Calibri1"/>
    </style:style>
    <style:style style:name="P73" style:family="paragraph" style:parent-style-name="Standard" style:list-style-name="WWNum9">
      <style:paragraph-properties fo:margin-left="1.5in" fo:margin-right="0in" fo:margin-top="0in" fo:margin-bottom="0.139in" style:contextual-spacing="false" fo:line-height="100%" fo:text-indent="-0.25in" style:auto-text-indent="false"/>
      <style:text-properties style:font-name="Calibri" style:font-name-asian="Calibri1" style:font-name-complex="Calibri1"/>
    </style:style>
    <style:style style:name="P74" style:family="paragraph" style:parent-style-name="Standard" style:list-style-name="WWNum9">
      <style:paragraph-properties fo:margin-left="1.5in" fo:margin-right="0in" fo:margin-top="0in" fo:margin-bottom="0.1665in" style:contextual-spacing="false" fo:line-height="100%" fo:text-indent="-0.25in" style:auto-text-indent="false"/>
      <style:text-properties style:font-name="Calibri" style:font-name-asian="Calibri1" style:font-name-complex="Calibri1"/>
    </style:style>
    <style:style style:name="P75" style:family="paragraph" style:parent-style-name="Standard" style:list-style-name="WWNum9">
      <style:paragraph-properties fo:margin-left="1.5in" fo:margin-right="0in" fo:text-indent="-0.25in" style:auto-text-indent="false"/>
      <style:text-properties style:font-name="Calibri" style:font-name-asian="Calibri1" style:font-name-complex="Calibri1"/>
    </style:style>
    <style:style style:name="P76" style:family="paragraph" style:parent-style-name="Standard" style:list-style-name="WWNum11">
      <style:paragraph-properties fo:margin-left="0.5in" fo:margin-right="0in" fo:line-height="115%" fo:text-indent="-0.25in" style:auto-text-indent="false"/>
      <style:text-properties fo:color="#3c4043" loext:opacity="100%" style:font-name="Calibri" fo:font-size="10.5pt" style:font-name-asian="Calibri1" style:font-size-asian="10.5pt" style:font-name-complex="Calibri1" style:font-size-complex="10.5pt"/>
    </style:style>
    <style:style style:name="P77" style:family="paragraph" style:parent-style-name="Standard">
      <style:paragraph-properties fo:line-height="115%"/>
      <style:text-properties fo:color="#3c4043" loext:opacity="100%" style:font-name="Calibri" fo:font-size="10.5pt" style:font-name-asian="Calibri1" style:font-size-asian="10.5pt" style:font-name-complex="Calibri1" style:font-size-complex="10.5pt"/>
    </style:style>
    <style:style style:name="P78" style:family="paragraph" style:parent-style-name="Standard" style:list-style-name="WWNum5">
      <style:paragraph-properties fo:margin-left="0.5in" fo:margin-right="0in" fo:line-height="115%" fo:text-indent="-0.25in" style:auto-text-indent="false"/>
      <style:text-properties fo:color="#3c4043" loext:opacity="100%" style:font-name="Calibri" fo:font-size="10.5pt" style:font-name-asian="Calibri1" style:font-size-asian="10.5pt" style:font-name-complex="Calibri1" style:font-size-complex="10.5pt"/>
    </style:style>
    <style:style style:name="P79" style:family="paragraph" style:parent-style-name="Standard" style:list-style-name="WWNum1">
      <style:paragraph-properties fo:margin-left="0.5in" fo:margin-right="0in" fo:line-height="115%" fo:text-indent="-0.25in" style:auto-text-indent="false"/>
      <style:text-properties fo:color="#434343" loext:opacity="100%" style:font-name="Calibri" style:font-name-asian="Calibri1" style:font-name-complex="Calibri1"/>
    </style:style>
    <style:style style:name="P80" style:family="paragraph" style:parent-style-name="Standard" style:list-style-name="WWNum8">
      <style:paragraph-properties fo:margin-left="0.5in" fo:margin-right="0in" fo:line-height="115%" fo:text-indent="-0.25in" style:auto-text-indent="false"/>
      <style:text-properties fo:color="#434343" loext:opacity="100%" style:font-name="Calibri" style:font-name-asian="Calibri1" style:font-name-complex="Calibri1"/>
    </style:style>
    <style:style style:name="P81" style:family="paragraph" style:parent-style-name="Standard">
      <style:paragraph-properties fo:line-height="115%"/>
      <style:text-properties fo:color="#434343" loext:opacity="100%" style:font-name="Calibri" style:font-name-asian="Calibri1" style:font-name-complex="Calibri1"/>
    </style:style>
    <style:style style:name="P82" style:family="paragraph" style:parent-style-name="Standard">
      <style:paragraph-properties fo:margin-top="0in" fo:margin-bottom="0in" style:contextual-spacing="false" fo:line-height="100%"/>
      <style:text-properties style:font-name="Roboto Mono Light" fo:font-size="9pt" style:font-name-asian="Roboto Mono Light1" style:font-size-asian="9pt" style:font-name-complex="Roboto Mono Light1" style:font-size-complex="9pt"/>
    </style:style>
    <style:style style:name="P83" style:family="paragraph" style:parent-style-name="Standard">
      <style:text-properties style:font-name="Roboto Mono Light" fo:font-size="9pt" style:font-name-asian="Roboto Mono Light1" style:font-size-asian="9pt" style:font-name-complex="Roboto Mono Light1" style:font-size-complex="9pt"/>
    </style:style>
    <style:style style:name="P84" style:family="paragraph" style:parent-style-name="Standard">
      <style:text-properties style:font-name="Roboto Mono Light" fo:font-size="10pt" style:font-name-asian="Roboto Mono Light1" style:font-size-asian="10pt" style:font-name-complex="Roboto Mono Light1" style:font-size-complex="10pt"/>
    </style:style>
    <style:style style:name="P85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86" style:family="paragraph" style:parent-style-name="Standard">
      <loext:graphic-properties draw:fill="solid" draw:fill-color="#1e1e1e"/>
      <style:paragraph-properties fo:line-height="135%" fo:background-color="#1e1e1e"/>
      <style:text-properties fo:color="#6a9955" loext:opacity="100%" style:font-name="Roboto Mono" fo:font-size="8.5pt" style:font-name-asian="Roboto Mono1" style:font-size-asian="8.5pt" style:font-name-complex="Roboto Mono1" style:font-size-complex="8.5pt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fo:color="#434343" loext:opacity="100%" style:font-name="Calibri" style:font-name-asian="Calibri1" style:font-name-complex="Calibri1"/>
    </style:style>
    <style:style style:name="T3" style:family="text">
      <style:text-properties fo:color="#434343" loext:opacity="100%" style:font-name="Calibri" fo:font-size="13pt" fo:font-weight="bold" style:font-name-asian="Calibri1" style:font-size-asian="13pt" style:font-weight-asian="bold" style:font-name-complex="Calibri1" style:font-size-complex="13pt"/>
    </style:style>
    <style:style style:name="T4" style:family="text">
      <style:text-properties fo:color="#1155cc" loext:opacity="100%" style:font-name="Calibri" style:text-underline-style="solid" style:text-underline-width="auto" style:text-underline-color="font-color" style:font-name-asian="Calibri1" style:font-name-complex="Calibri1"/>
    </style:style>
    <style:style style:name="T5" style:family="text">
      <style:text-properties fo:color="#4ec9b0" loext:opacity="100%" style:font-name="Calibri" fo:font-size="14pt" style:font-name-asian="Calibri1" style:font-size-asian="14pt" style:font-name-complex="Calibri1" style:font-size-complex="14pt"/>
    </style:style>
    <style:style style:name="T6" style:family="text">
      <style:text-properties fo:color="#cccccc" loext:opacity="100%" style:font-name="Calibri" fo:font-size="14pt" style:font-name-asian="Calibri1" style:font-size-asian="14pt" style:font-name-complex="Calibri1" style:font-size-complex="14pt"/>
    </style:style>
    <style:style style:name="T7" style:family="text">
      <style:text-properties fo:color="#9cdcfe" loext:opacity="100%" style:font-name="Calibri" fo:font-size="14pt" style:font-name-asian="Calibri1" style:font-size-asian="14pt" style:font-name-complex="Calibri1" style:font-size-complex="14pt"/>
    </style:style>
    <style:style style:name="T8" style:family="text">
      <style:text-properties fo:color="#d4d4d4" loext:opacity="100%" style:font-name="Calibri" fo:font-size="14pt" style:font-name-asian="Calibri1" style:font-size-asian="14pt" style:font-name-complex="Calibri1" style:font-size-complex="14pt"/>
    </style:style>
    <style:style style:name="T9" style:family="text">
      <style:text-properties fo:color="#d4d4d4" loext:opacity="100%" style:font-name="Roboto Mono" fo:font-size="8.5pt" style:font-name-asian="Roboto Mono1" style:font-size-asian="8.5pt" style:font-name-complex="Roboto Mono1" style:font-size-complex="8.5pt"/>
    </style:style>
    <style:style style:name="T10" style:family="text">
      <style:text-properties fo:color="#dcdcaa" loext:opacity="100%" style:font-name="Calibri" fo:font-size="14pt" style:font-name-asian="Calibri1" style:font-size-asian="14pt" style:font-name-complex="Calibri1" style:font-size-complex="14pt"/>
    </style:style>
    <style:style style:name="T11" style:family="text">
      <style:text-properties fo:color="#ce9178" loext:opacity="100%" style:font-name="Calibri" fo:font-size="14pt" style:font-name-asian="Calibri1" style:font-size-asian="14pt" style:font-name-complex="Calibri1" style:font-size-complex="14pt"/>
    </style:style>
    <style:style style:name="T12" style:family="text">
      <style:text-properties fo:color="#ce9178" loext:opacity="100%" style:font-name="Roboto Mono" fo:font-size="8.5pt" style:font-name-asian="Roboto Mono1" style:font-size-asian="8.5pt" style:font-name-complex="Roboto Mono1" style:font-size-complex="8.5pt"/>
    </style:style>
    <style:style style:name="T13" style:family="text">
      <style:text-properties fo:color="#188038" loext:opacity="100%" style:font-name="Calibri" style:font-name-asian="Calibri1" style:font-name-complex="Calibri1"/>
    </style:style>
    <style:style style:name="T14" style:family="text">
      <style:text-properties style:font-name="Roboto Mono Light" fo:font-size="9pt" style:font-name-asian="Roboto Mono Light1" style:font-size-asian="9pt" style:font-name-complex="Roboto Mono Light1" style:font-size-complex="9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Nom i Cognom:</text:p>
          </table:table-cell>
          <table:table-cell table:style-name="Table1.B1" office:value-type="string">
            <text:p text:style-name="P58">Marc Arqués Marimón</text:p>
          </table:table-cell>
        </table:table-row>
        <table:table-row table:style-name="Table1.1">
          <table:table-cell table:style-name="Table1.A1" office:value-type="string">
            <text:p text:style-name="P18">Enllaç al repositori Git:</text:p>
          </table:table-cell>
          <table:table-cell table:style-name="Table1.B2" office:value-type="string">
            <text:p text:style-name="P19">https://github.com/MarcArques/MP06-Datos/tree/main/Practica2</text:p>
          </table:table-cell>
        </table:table-row>
      </table:table>
      <text:p text:style-name="P16"/>
      <text:p text:style-name="P2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Objectius:</text:p>
            <text:list xml:id="list339617039" text:style-name="WWNum10">
              <text:list-item>
                <text:p text:style-name="P59">Aprendre a serialitzar objectes JAVA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8">Instruccions:</text:p>
            <text:list xml:id="list3181005047" text:style-name="WWNum11">
              <text:list-item>
                <text:p text:style-name="P76">Desenvolupa el codi necessari per a cada exercici seguint les especificacions indicades. El codi ha de superar els tests proporcionats per garantir-ne la funcionalitat.</text:p>
              </text:list-item>
              <text:list-item>
                <text:p text:style-name="P76">En cas d’haver de contestar alguna pregunta en aquest document, cal fer-ho dins del quadre indicat.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8">Criteris d’avaluació:</text:p>
            <text:p text:style-name="P77">Cada exercici tindrà la mateixa puntuació. Es valorarà:</text:p>
            <text:list xml:id="list903825451" text:style-name="WWNum5">
              <text:list-item>
                <text:p text:style-name="P78">Format correcte del codi (indentació i compliment de la guia d’estil de Java).</text:p>
              </text:list-item>
              <text:list-item>
                <text:p text:style-name="P78">Noms clars i descriptius per a mètodes i variables.</text:p>
              </text:list-item>
              <text:list-item>
                <text:p text:style-name="P78">Qualitat general del codi, amb comentaris explicatius quan sigui necessari.</text:p>
              </text:list-item>
              <text:list-item>
                <text:p text:style-name="P78">Les còpies seran penalitzades amb una puntuació de 0.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8">Entrega:</text:p>
            <text:list xml:id="list1206113426" text:style-name="WWNum1">
              <text:list-item>
                <text:p text:style-name="P79">Repositori Git privat, compartit amb l’usuari jpala4-ieti, que contingui el codi complet de la pràctica.</text:p>
              </text:list-item>
              <text:list-item>
                <text:p text:style-name="P79">Subdirectori "doc" dins del repositori amb el fitxer memoria.pdf.</text:p>
              </text:list-item>
              <text:list-item>
                <text:p text:style-name="P79">URL del repositori: S’ha de pujar a Moodle.</text:p>
              </text:list-item>
            </text:list>
          </table:table-cell>
        </table:table-row>
      </table:table>
      <text:p text:style-name="P21"/>
      <text:p text:style-name="P18">Recursos i materials:</text:p>
      <text:list xml:id="list2576517543" text:style-name="WWNum8">
        <text:list-item>
          <text:p text:style-name="P80">JDK de Java versió 21, Maven i Git instal·lats.</text:p>
        </text:list-item>
        <text:list-item>
          <text:p text:style-name="P80">Eina de programació: necessiteu una IDE per programar en Java (VS Code, IntelliJ, o una altra).</text:p>
        </text:list-item>
        <text:list-item>
          <text:p text:style-name="P34"><text:span text:style-name="T2">Repositori amb exemples: <text:s/></text:span><text:a xlink:type="simple" xlink:href="https://github.com/jpala4-ieti/DAM-M06-UF01-Repositori-Referencia-24-25" text:style-name="ListLabel_20_100" text:visited-style-name="ListLabel_20_100"><text:span text:style-name="T4">https://github.com/jpala4-ieti/DAM-M06-UF01-Repositori-Referencia-24-25</text:span></text:a><text:span text:style-name="T2"> (llegiu el fitxer README.md per obtenir instruccions sobre com executar-lo).</text:span></text:p>
        </text:list-item>
        <text:list-item>
          <text:p text:style-name="P80">Altres recursos: Podeu utilitzar Google per buscar tutorials que us ajudin a resoldre els exercicis.</text:p>
        </text:list-item>
      </text:list>
      <text:p text:style-name="P18"/>
      <text:p text:style-name="P81">Punt de partida de la pràctica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a xlink:type="simple" xlink:href="https://github.com/jpala4-ieti/DAM-M06-UF01-PR1.2-24-25-Practica-Punt-Partida.git" text:style-name="ListLabel_20_100" text:visited-style-name="ListLabel_20_100"><text:span text:style-name="T4">https://github.com/jpala4-ieti/DAM-M06-UF01-PR1.2-24-25-Practica-Punt-Partida.git</text:span></text:a><text:span text:style-name="T1"> </text:span></text:p>
          </table:table-cell>
        </table:table-row>
      </table:table>
      <text:p text:style-name="P18"/>
      <text:p text:style-name="P55">Resol els exercicis proposats. El directori de treball ha de ser ‘data’, de la mateixa forma que es fa en el repositori d’exemples</text:p>
      <text:p text:style-name="P18"><text:s/></text:p>
      <text:p text:style-name="P26"><text:span text:style-name="T5">String</text:span><text:span text:style-name="T6"> </text:span><text:span text:style-name="T7">camiBase</text:span><text:span text:style-name="T6"> </text:span><text:span text:style-name="T8">=</text:span><text:span text:style-name="T6"> </text:span><text:span text:style-name="T5">System</text:span><text:span text:style-name="T6">.</text:span><text:span text:style-name="T10">getProperty</text:span><text:span text:style-name="T6">(</text:span><text:span text:style-name="T11">"user.dir"</text:span><text:span text:style-name="T6">) </text:span><text:span text:style-name="T8">+</text:span><text:span text:style-name="T6"> </text:span><text:span text:style-name="T11">"/data/"</text:span><text:span text:style-name="T6">;</text:span></text:p>
      <text:p text:style-name="P17"/>
      <text:p text:style-name="P9"><text:bookmark text:name="_xxyygmnhgz1o"/>Exercici 0: Gestió de dades de persones amb HashMap i arxius binaris</text:p>
      <text:p text:style-name="P5"><text:span text:style-name="T1">Modifica el programa <text:s/></text:span><text:span text:style-name="T13">PR120mainPersonesHashmap.java</text:span><text:span text:style-name="T1">. Des dins del programa, realitza les següents tasques:</text:span></text:p>
      <text:list xml:id="list2524695822" text:style-name="WWNum6">
        <text:list-item>
          <text:p text:style-name="P35"><text:span text:style-name="T1">Crea un </text:span><text:span text:style-name="T13">HashMap&lt;String, Integer&gt;</text:span><text:span text:style-name="T1"> amb el nom i l'edat de 5 persones (dades predefinides).</text:span></text:p>
        </text:list-item>
        <text:list-item>
          <text:p text:style-name="P36"><text:span text:style-name="T1">Empra </text:span><text:span text:style-name="T13">DataOutputStream</text:span><text:span text:style-name="T1"> per guardar aquestes dades en un arxiu </text:span><text:span text:style-name="T13">PR120persones.dat</text:span><text:span text:style-name="T1">.</text:span></text:p>
        </text:list-item>
        <text:list-item>
          <text:p text:style-name="P36"><text:span text:style-name="T1">Llegeix </text:span><text:span text:style-name="T13">PR120persones.dat</text:span><text:span text:style-name="T1"> amb </text:span><text:span text:style-name="T13">DataInputStream</text:span><text:span text:style-name="T1"> i mostra el seu contingut per pantalla.</text:span></text:p>
        </text:list-item>
        <text:list-item>
          <text:p text:style-name="P36"><text:span text:style-name="T1">La ruta del fitxer serà </text:span><text:span text:style-name="T13">System.getProperty("user.dir") + "/data/PR120persones.dat"</text:span><text:span text:style-name="T1">.</text:span></text:p>
        </text:list-item>
        <text:list-item>
          <text:p text:style-name="P37"><text:span text:style-name="T1">Si el fitxer no existeix o es produeix un error de lectura els mètodes han de llançar una excepció </text:span><text:span text:style-name="T13">IOFitxerExcepcio</text:span><text:span text:style-name="T1"> amb un missatge adequat. El main ha de gestionar l’Excepció per evitar que l'execució es finalitzi de manera abrupta.</text:span></text:p>
        </text:list-item>
      </text:list>
      <text:p text:style-name="P6"><text:span text:style-name="T1">(Mirar exemple </text:span><text:span text:style-name="T13">EscripturaDadesPrimitives.java</text:span><text:span text:style-name="T1"> i </text:span><text:span text:style-name="T13">LecturaDadesPrimitives.java</text:span><text:span text:style-name="T1"> per orientació)<text:line-break/></text:span></text:p>
      <text:p text:style-name="P6"><text:span text:style-name="T1">Dades a introduir i sortida esperada<text:line-break/></text:span><text:span text:style-name="T14">Carla: 22 anys</text:span></text:p>
      <text:p text:style-name="P82">Bernat: 30 anys</text:p>
      <text:p text:style-name="P82">David: 35 anys</text:p>
      <text:p text:style-name="P82">Anna: 25 anys</text:p>
      <text:p text:style-name="P82">Elena: 28 anys</text:p>
      <text:p text:style-name="P25"/>
      <text:p text:style-name="P24"/>
      <text:p text:style-name="P9"><text:bookmark text:name="_eegw2ugku2om"/>Exercici 1: Serialització d'un HashMap</text:p>
      <text:p text:style-name="P5"><text:span text:style-name="T1">Modifica el programa </text:span><text:span text:style-name="T13">PR121mainLlegeix.java </text:span><text:span text:style-name="T1">per gestionar la serialització i deserialització d'un HashMap. Realitza les següents tasques:</text:span></text:p>
      <text:list xml:id="list3300094835" text:style-name="WWNum2">
        <text:list-item>
          <text:p text:style-name="P38"><text:span text:style-name="T1">Crea una classe anomenada </text:span><text:span text:style-name="T13">PR121hashmap</text:span><text:span text:style-name="T1"> que implementi </text:span><text:span text:style-name="T13">Serializable</text:span><text:span text:style-name="T1"> i contingui un </text:span><text:span text:style-name="T13">HashMap&lt;String, Integer&gt;</text:span><text:span text:style-name="T1">.</text:span></text:p>
        </text:list-item>
        <text:list-item>
          <text:p text:style-name="P39"><text:span text:style-name="T1">Desenvolupa dos programes separats: a. </text:span><text:span text:style-name="T13">PR121mainEscriu.java</text:span><text:span text:style-name="T1">:</text:span></text:p>
          <text:list>
            <text:list-item>
              <text:p text:style-name="P41"><text:span text:style-name="T1">Crea una instància de </text:span><text:span text:style-name="T13">PR121hashmap</text:span><text:span text:style-name="T1"> i omple el HashMap amb dades (per exemple, noms i edats).</text:span></text:p>
            </text:list-item>
            <text:list-item>
              <text:p text:style-name="P41"><text:span text:style-name="T1">Utilitza </text:span><text:span text:style-name="T13">ObjectOutputStream</text:span><text:span text:style-name="T1"> per serialitzar l'objecte </text:span><text:span text:style-name="T13">PR121hashmap</text:span><text:span text:style-name="T1"> i guardar-lo a un arxiu anomenat </text:span><text:span text:style-name="T13">PR121HashMapData.ser</text:span><text:span text:style-name="T1">.</text:span></text:p>
            </text:list-item>
            <text:list-item>
              <text:p text:style-name="P41"><text:span text:style-name="T1">La ruta del fitxer serà </text:span><text:span text:style-name="T13">System.getProperty("user.dir") + "/data/PR121HashMapData.ser"</text:span><text:span text:style-name="T1">.</text:span></text:p>
            </text:list-item>
            <text:list-item>
              <text:p text:style-name="P61">Gestiona adequadament les possibles excepcions.</text:p>
            </text:list-item>
          </text:list>
        </text:list-item>
        <text:list-item>
          <text:p text:style-name="P39"><text:span text:style-name="T1">b. </text:span><text:span text:style-name="T13">PR121mainLlegeix.java</text:span><text:span text:style-name="T1">:</text:span></text:p>
          <text:list>
            <text:list-item>
              <text:p text:style-name="P41"><text:span text:style-name="T1">Utilitza </text:span><text:span text:style-name="T13">ObjectInputStream</text:span><text:span text:style-name="T1"> per llegir l'objecte serialitzat de l'arxiu </text:span><text:span text:style-name="T13">PR121HashMapData.ser</text:span><text:span text:style-name="T1">.</text:span></text:p>
            </text:list-item>
            <text:list-item>
              <text:p text:style-name="P61">Mostra el contingut del HashMap per pantalla.</text:p>
            </text:list-item>
            <text:list-item>
              <text:p text:style-name="P61">Generar l’excepció corresponent si el fitxer no existeix o es produeix un error de lectura.</text:p>
            </text:list-item>
          </text:list>
        </text:list-item>
        <text:list-item>
          <text:p text:style-name="P39"><text:span text:style-name="T1">Assegura't que ambdós programes utilitzin la mateixa ruta per al fitxer: </text:span><text:span text:style-name="T13">System.getProperty("user.dir") + "/data/PR121HashMapData.ser"</text:span></text:p>
        </text:list-item>
        <text:list-item>
          <text:p text:style-name="P40"><text:span text:style-name="T1">Si hi ha problemes treballant amb els fitxer, els mètodes han de llançar una excepció </text:span><text:span text:style-name="T13">IOFitxerExcepcio </text:span><text:span text:style-name="T1">amb un missatge descriptiu. Implementa una gestió d'errors robusta per evitar que l'execució es finalitzi de manera abrupta en cas d'errors.</text:span></text:p>
        </text:list-item>
      </text:list>
      <text:p text:style-name="P5"><text:span text:style-name="T1">(Pots consultar els exemples </text:span><text:span text:style-name="T13">EscripturaObjectes.java</text:span><text:span text:style-name="T1"> i </text:span><text:span text:style-name="T13">LecturaObjectes.java</text:span><text:span text:style-name="T1"> per orientació sobre com implementar la serialització i deserialització)</text:span></text:p>
      <text:p text:style-name="Standard"><text:span text:style-name="T1">Sortida esperada del programa de Llegir:<text:line-break/></text:span><text:span text:style-name="T14">Carla: 22 anys</text:span></text:p>
      <text:p text:style-name="P83">Bernat: 30 anys</text:p>
      <text:p text:style-name="P83">Anna: 25 anys</text:p>
      <text:p text:style-name="P28"/>
      <text:p text:style-name="P11"><text:bookmark text:name="_99nyoegj1gk4"/>Exercici 2: Serialització d'objectes Persona</text:p>
      <text:p text:style-name="P7"><text:span text:style-name="T1">Modifica el programa </text:span><text:span text:style-name="T13">PR122main.java </text:span><text:span text:style-name="T1">per gestionar informació de persones mitjançant serialització d'objectes. Segueix aquestes instruccions:</text:span></text:p>
      <text:list xml:id="list1311058028" text:style-name="WWNum3">
        <text:list-item>
          <text:p text:style-name="P42"><text:span text:style-name="T1">Crea una classe anomenada </text:span><text:span text:style-name="T13">PR122persona</text:span><text:span text:style-name="T1"> que implementi </text:span><text:span text:style-name="T13">Serializable</text:span><text:span text:style-name="T1"> amb els següents atributs:</text:span></text:p>
          <text:list>
            <text:list-item>
              <text:p text:style-name="P62">Nom (String)</text:p>
            </text:list-item>
            <text:list-item>
              <text:p text:style-name="P62">Cognom (String)</text:p>
            </text:list-item>
            <text:list-item>
              <text:p text:style-name="P62">Edat (int)</text:p>
            </text:list-item>
          </text:list>
        </text:list-item>
        <text:list-item>
          <text:p text:style-name="P43"><text:span text:style-name="T1">Implementa els mètodes necessaris a la classe </text:span><text:span text:style-name="T13">PR122persona</text:span><text:span text:style-name="T1">:</text:span></text:p>
          <text:list>
            <text:list-item>
              <text:p text:style-name="P62">Constructor</text:p>
            </text:list-item>
            <text:list-item>
              <text:p text:style-name="P62">Getters i setters</text:p>
            </text:list-item>
            <text:list-item>
              <text:p text:style-name="P62">toString() per a una correcta visualització de l'objecte</text:p>
            </text:list-item>
          </text:list>
        </text:list-item>
        <text:list-item>
          <text:p text:style-name="P44"><text:span text:style-name="T1">El programa principal </text:span><text:span text:style-name="T13">PR122main.java</text:span><text:span text:style-name="T1"> ha de realitzar les següents tasques:</text:span></text:p>
        </text:list-item>
      </text:list>
      <text:p text:style-name="P8"><text:span text:style-name="T1">a. Creació d'objectes. Crea objectes </text:span><text:span text:style-name="T13">PR122persona</text:span><text:span text:style-name="T1"> amb les següents dades:</text:span></text:p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57">Nom</text:p>
          </table:table-cell>
          <table:table-cell table:style-name="Table4.A1" office:value-type="string">
            <text:p text:style-name="P57">Cognom</text:p>
          </table:table-cell>
          <table:table-cell table:style-name="Table4.A1" office:value-type="string">
            <text:p text:style-name="P57">Edat</text:p>
          </table:table-cell>
        </table:table-row>
        <table:table-row table:style-name="Table4.1">
          <table:table-cell table:style-name="Table4.A1" office:value-type="string">
            <text:p text:style-name="P64">Maria</text:p>
          </table:table-cell>
          <table:table-cell table:style-name="Table4.A1" office:value-type="string">
            <text:p text:style-name="P64">López</text:p>
          </table:table-cell>
          <table:table-cell table:style-name="Table4.A1" office:value-type="string">
            <text:p text:style-name="P64">36</text:p>
          </table:table-cell>
        </table:table-row>
        <table:table-row table:style-name="Table4.1">
          <table:table-cell table:style-name="Table4.A1" office:value-type="string">
            <text:p text:style-name="P64">Gustavo</text:p>
          </table:table-cell>
          <table:table-cell table:style-name="Table4.A1" office:value-type="string">
            <text:p text:style-name="P64">Ponts</text:p>
          </table:table-cell>
          <table:table-cell table:style-name="Table4.A1" office:value-type="string">
            <text:p text:style-name="P64">63</text:p>
          </table:table-cell>
        </table:table-row>
        <table:table-row table:style-name="Table4.1">
          <table:table-cell table:style-name="Table4.A1" office:value-type="string">
            <text:p text:style-name="P64">Irene</text:p>
          </table:table-cell>
          <table:table-cell table:style-name="Table4.A1" office:value-type="string">
            <text:p text:style-name="P64">Sales</text:p>
          </table:table-cell>
          <table:table-cell table:style-name="Table4.A1" office:value-type="string">
            <text:p text:style-name="P64">54</text:p>
          </table:table-cell>
        </table:table-row>
      </table:table>
      <text:p text:style-name="P65"><text:tab/> b. Serialització:</text:p>
      <text:list xml:id="list224953698352222" text:continue-numbering="true" text:style-name="WWNum3">
        <text:list-item>
          <text:list>
            <text:list-item>
              <text:p text:style-name="P45"><text:span text:style-name="T1">Utilitza </text:span><text:span text:style-name="T13">ObjectOutputStream</text:span><text:span text:style-name="T1"> per serialitzar una llista que conté els objectes </text:span><text:span text:style-name="T13">PR122persona</text:span><text:span text:style-name="T1"> creats.</text:span></text:p>
            </text:list-item>
            <text:list-item>
              <text:p text:style-name="P45"><text:span text:style-name="T1">Guarda'ls en un arxiu anomenat </text:span><text:span text:style-name="T13">PR122persones.dat</text:span><text:span text:style-name="T1">.</text:span></text:p>
            </text:list-item>
            <text:list-item>
              <text:p text:style-name="P45"><text:span text:style-name="T1">La ruta del fitxer serà </text:span><text:span text:style-name="T13">System.getProperty("user.dir") + "/data/PR122persones.dat"</text:span><text:span text:style-name="T1">.</text:span></text:p>
            </text:list-item>
          </text:list>
        </text:list-item>
      </text:list>
      <text:p text:style-name="P66">c. Deserialització i visualització:</text:p>
      <text:list xml:id="list224954018310931" text:continue-numbering="true" text:style-name="WWNum3">
        <text:list-item>
          <text:list>
            <text:list-item>
              <text:p text:style-name="P45"><text:span text:style-name="T1">Utilitza </text:span><text:span text:style-name="T13">ObjectInputStream</text:span><text:span text:style-name="T1"> per llegir la llista d’objectes serialitzats de l'arxiu </text:span><text:span text:style-name="T13">PR122people.dat</text:span><text:span text:style-name="T1">.</text:span></text:p>
            </text:list-item>
            <text:list-item>
              <text:p text:style-name="P62">Mostra la informació de cada persona per pantalla.</text:p>
            </text:list-item>
          </text:list>
        </text:list-item>
        <text:list-item>
          <text:p text:style-name="P63">Implementa una gestió d'errors robusta:</text:p>
          <text:list>
            <text:list-item>
              <text:p text:style-name="P62">Gestiona adequadament les possibles excepcions durant la serialització i deserialització.</text:p>
            </text:list-item>
            <text:list-item>
              <text:p text:style-name="P46"><text:span text:style-name="T1">Si el fitxer no existeix o es produeix un error de lectura ha de generar una excepció </text:span><text:span text:style-name="T13">IOFitxerExcepcio</text:span><text:span text:style-name="T1"> amb el missatge adequat.</text:span></text:p>
            </text:list-item>
          </text:list>
        </text:list-item>
      </text:list>
      <text:p text:style-name="P2"><text:span text:style-name="T1">(Pots consultar els exemples </text:span><text:span text:style-name="T13">EscripturaObjectes.java</text:span><text:span text:style-name="T1"> i </text:span><text:span text:style-name="T13">LecturaObjectes.java</text:span><text:span text:style-name="T1"> per orientació sobre com implementar la serialització i deserialització). Sortida esperada:</text:span></text:p>
      <text:p text:style-name="P84">Maria López, 36 anys</text:p>
      <text:p text:style-name="P84">Gustavo Ponts, 63 anys</text:p>
      <text:p text:style-name="P84">Irene Sales, 54 anys</text:p>
      <text:p text:style-name="P22"/>
      <text:p text:style-name="P10"><text:bookmark text:name="_gahre3u6i81m"/><text:soft-page-break/>Exercici 3: Gestió de dades de treballadors en CSV</text:p>
      <text:p text:style-name="P7"><text:span text:style-name="T1">Completa el programa </text:span><text:span text:style-name="T13">PR123mainTreballadors.java</text:span><text:span text:style-name="T1"> per gestionar informació de treballadors emmagatzemada en un fitxer CSV. Segueix aquestes instruccions:</text:span></text:p>
      <text:list xml:id="list3707884330" text:style-name="WWNum7">
        <text:list-item>
          <text:p text:style-name="P85"><text:span text:style-name="T1">Examina el fitxer </text:span><text:span text:style-name="T13">PR123treballadors.csv</text:span><text:span text:style-name="T1"> del directori “data” i comprova que les següents dades:</text:span></text:p>
        </text:list-item>
      </text:list>
      <table:table table:name="Table5" table:style-name="Table5">
        <table:table-column table:style-name="Table5.A"/>
        <table:table-column table:style-name="Table5.B" table:number-columns-repeated="4"/>
        <table:table-row table:style-name="Table5.1">
          <table:table-cell table:style-name="Table5.A1" office:value-type="string">
            <text:p text:style-name="P19">Id</text:p>
          </table:table-cell>
          <table:table-cell table:style-name="Table5.A1" office:value-type="string">
            <text:p text:style-name="P19">Nom</text:p>
          </table:table-cell>
          <table:table-cell table:style-name="Table5.A1" office:value-type="string">
            <text:p text:style-name="P19">Cognom</text:p>
          </table:table-cell>
          <table:table-cell table:style-name="Table5.A1" office:value-type="string">
            <text:p text:style-name="P19">Departament</text:p>
          </table:table-cell>
          <table:table-cell table:style-name="Table5.A1" office:value-type="string">
            <text:p text:style-name="P19">Salari</text:p>
          </table:table-cell>
        </table:table-row>
        <table:table-row table:style-name="Table5.1">
          <table:table-cell table:style-name="Table5.A1" office:value-type="string">
            <text:p text:style-name="P60">123</text:p>
          </table:table-cell>
          <table:table-cell table:style-name="Table5.A1" office:value-type="string">
            <text:p text:style-name="P60">Nicolás</text:p>
          </table:table-cell>
          <table:table-cell table:style-name="Table5.A1" office:value-type="string">
            <text:p text:style-name="P60">Rana</text:p>
          </table:table-cell>
          <table:table-cell table:style-name="Table5.A1" office:value-type="string">
            <text:p text:style-name="P60">2</text:p>
          </table:table-cell>
          <table:table-cell table:style-name="Table5.A1" office:value-type="string">
            <text:p text:style-name="P60">1000.00</text:p>
          </table:table-cell>
        </table:table-row>
        <table:table-row table:style-name="Table5.1">
          <table:table-cell table:style-name="Table5.A1" office:value-type="string">
            <text:p text:style-name="P60">435</text:p>
          </table:table-cell>
          <table:table-cell table:style-name="Table5.A1" office:value-type="string">
            <text:p text:style-name="P60">Xavi</text:p>
          </table:table-cell>
          <table:table-cell table:style-name="Table5.A1" office:value-type="string">
            <text:p text:style-name="P60">Gil</text:p>
          </table:table-cell>
          <table:table-cell table:style-name="Table5.A1" office:value-type="string">
            <text:p text:style-name="P60">2</text:p>
          </table:table-cell>
          <table:table-cell table:style-name="Table5.A1" office:value-type="string">
            <text:p text:style-name="P60">1800.50</text:p>
          </table:table-cell>
        </table:table-row>
        <table:table-row table:style-name="Table5.1">
          <table:table-cell table:style-name="Table5.A1" office:value-type="string">
            <text:p text:style-name="P60">876</text:p>
          </table:table-cell>
          <table:table-cell table:style-name="Table5.A1" office:value-type="string">
            <text:p text:style-name="P60">Daniel</text:p>
          </table:table-cell>
          <table:table-cell table:style-name="Table5.A1" office:value-type="string">
            <text:p text:style-name="P60">Ramos</text:p>
          </table:table-cell>
          <table:table-cell table:style-name="Table5.A1" office:value-type="string">
            <text:p text:style-name="P60">6</text:p>
          </table:table-cell>
          <table:table-cell table:style-name="Table5.A1" office:value-type="string">
            <text:p text:style-name="P60">700.30</text:p>
          </table:table-cell>
        </table:table-row>
        <table:table-row table:style-name="Table5.1">
          <table:table-cell table:style-name="Table5.A1" office:value-type="string">
            <text:p text:style-name="P60">285</text:p>
          </table:table-cell>
          <table:table-cell table:style-name="Table5.A1" office:value-type="string">
            <text:p text:style-name="P60">Pedro</text:p>
          </table:table-cell>
          <table:table-cell table:style-name="Table5.A1" office:value-type="string">
            <text:p text:style-name="P60">Drake</text:p>
          </table:table-cell>
          <table:table-cell table:style-name="Table5.A1" office:value-type="string">
            <text:p text:style-name="P60">4</text:p>
          </table:table-cell>
          <table:table-cell table:style-name="Table5.A1" office:value-type="string">
            <text:p text:style-name="P60">2500.00</text:p>
          </table:table-cell>
        </table:table-row>
        <table:table-row table:style-name="Table5.1">
          <table:table-cell table:style-name="Table5.A1" office:value-type="string">
            <text:p text:style-name="P60">224</text:p>
          </table:table-cell>
          <table:table-cell table:style-name="Table5.A1" office:value-type="string">
            <text:p text:style-name="P60">Joan</text:p>
          </table:table-cell>
          <table:table-cell table:style-name="Table5.A1" office:value-type="string">
            <text:p text:style-name="P60">Potter</text:p>
          </table:table-cell>
          <table:table-cell table:style-name="Table5.A1" office:value-type="string">
            <text:p text:style-name="P60">6</text:p>
          </table:table-cell>
          <table:table-cell table:style-name="Table5.A1" office:value-type="string">
            <text:p text:style-name="P60">1000.00</text:p>
          </table:table-cell>
        </table:table-row>
      </table:table>
      <text:list xml:id="list224954393015961" text:continue-numbering="true" text:style-name="WWNum7">
        <text:list-item>
          <text:p text:style-name="P47"><text:span text:style-name="T1">Modifica el programa principal <text:s/></text:span><text:span text:style-name="T13">PR123mainTreballadors.java</text:span><text:span text:style-name="T1"> que realitzi les següents tasques: </text:span></text:p>
        </text:list-item>
        <text:list-item>
          <text:p text:style-name="P67">Lectura del fitxer CSV:</text:p>
          <text:list>
            <text:list-item>
              <text:p text:style-name="P49"><text:span text:style-name="T1">Pots utilitzar la classe </text:span><text:span text:style-name="T13">UtilsCSV</text:span><text:span text:style-name="T1"> per llegir el contingut de l'arxiu </text:span><text:span text:style-name="T13">PR123treballadors.csv</text:span><text:span text:style-name="T1">.</text:span></text:p>
            </text:list-item>
            <text:list-item>
              <text:p text:style-name="P49"><text:span text:style-name="T1">La ruta del fitxer serà </text:span><text:span text:style-name="T13">System.getProperty("user.dir") + "/data/PR123treballadors.csv"</text:span><text:span text:style-name="T1">.</text:span></text:p>
            </text:list-item>
            <text:list-item>
              <text:p text:style-name="P68">Mostra el contingut per pantalla.</text:p>
            </text:list-item>
          </text:list>
        </text:list-item>
        <text:list-item>
          <text:p text:style-name="P67">Interacció amb l'usuari:</text:p>
          <text:list>
            <text:list-item>
              <text:p text:style-name="P68">Demana a l'usuari que introdueixi un identificador de treballador.</text:p>
            </text:list-item>
            <text:list-item>
              <text:p text:style-name="P68">Demana quina dada vol modificar (Nom, Cognom, Departament o Salari).</text:p>
            </text:list-item>
            <text:list-item>
              <text:p text:style-name="P68">Demana el nou valor per a la dada seleccionada.</text:p>
            </text:list-item>
            <text:list-item>
              <text:p text:style-name="P68">Mostra la taula amb les modificacions i demana i la vols guardar al fitxer.</text:p>
            </text:list-item>
            <text:list-item>
              <text:p text:style-name="P68">Localitza el treballador amb l'identificador proporcionat.</text:p>
            </text:list-item>
            <text:list-item>
              <text:p text:style-name="P49"><text:span text:style-name="T1">Guarda les modificacions a l'arxiu </text:span><text:span text:style-name="T13">PR123treballadors.csv</text:span><text:span text:style-name="T1">.</text:span></text:p>
            </text:list-item>
          </text:list>
        </text:list-item>
        <text:list-item>
          <text:p text:style-name="P67">Implementa una gestió d'errors robusta:</text:p>
          <text:list>
            <text:list-item>
              <text:p text:style-name="P68">Gestiona adequadament les possibles excepcions durant la lectura i escriptura del fitxer CSV.</text:p>
            </text:list-item>
            <text:list-item>
              <text:p text:style-name="P49"><text:span text:style-name="T1">Si el fitxer no existeix o es produeix un error de lectura/escriptura, els mètodes han de llançat una excepció </text:span><text:span text:style-name="T13">IOFitxerExcepcio </text:span><text:span text:style-name="T1">i el main l’ha de tractar.</text:span></text:p>
            </text:list-item>
          </text:list>
        </text:list-item>
        <text:list-item>
          <text:p text:style-name="P48"><text:span text:style-name="T1">Assegura't que el programa utilitza la mateixa ruta per al fitxer tant per llegir com per escriure: </text:span><text:span text:style-name="T13">System.getProperty("user.dir") + "/data/PR123treballadors.csv"</text:span></text:p>
        </text:list-item>
      </text:list>
      <text:p text:style-name="P5"><text:span text:style-name="T1">(Pots consultar l'exemple </text:span><text:span text:style-name="T13">GestioCSV.java</text:span><text:span text:style-name="T1"> per orientació sobre com treballar amb fitxers CSV)</text:span></text:p>
      <text:p text:style-name="P23"/>
      <text:p text:style-name="P12"><text:bookmark text:name="_5beji8v4oel2"/></text:p>
      <text:p text:style-name="P13"><text:bookmark text:name="_k0e8ctwp4l60"/>Exercici 4: Registre d'estudiants amb RandomAccessFile</text:p>
      <text:p text:style-name="P7"><text:span text:style-name="T1">Moficica el programa <text:s/></text:span><text:span text:style-name="T13">PR124main.java </text:span><text:span text:style-name="T1">per gestionar les notes dels estudiants d'una universitat utilitzant </text:span><text:span text:style-name="T13">RandomAccessFile</text:span><text:span text:style-name="T1">. Aquest mètode permet un accés ràpid i eficient a les dades sense necessitat de carregar tot el fitxer a memòria. Podeu mirar aquest exemple com a base </text:span><text:a xlink:type="simple" xlink:href="https://github.com/jpala4-ieti/DAM-M06-UF01-PR1.2-24-25-Practica-Punt-Partida/blob/main/src/main/java/com/project/exemples/RandomAccessFilesVideojocsManager.java" text:style-name="ListLabel_20_100" text:visited-style-name="ListLabel_20_100"><text:span text:style-name="T4">RandomAccessFilesVideojocsManager.java</text:span></text:a><text:span text:style-name="T1"> (el teniu també en el repositori).</text:span></text:p>
      <text:p text:style-name="Heading_20_3"><text:bookmark text:name="_boz8kc2rqawb"/>Descripció del problema</text:p>
      <text:p text:style-name="P69">Una universitat necessita un sistema per gestionar les notes dels seus estudiants de manera eficient (Accés directe a dades per número de registre). Cada estudiant té un número de registre únic (en format enter) i una nota final associada.</text:p>
      <text:p text:style-name="Heading_20_3"><text:bookmark text:name="_m2nbajkcn9qu"/>Requisits del programa</text:p>
      <text:list xml:id="list2464533505" text:style-name="WWNum9">
        <text:list-item>
          <text:p text:style-name="P70">Estructura del fitxer:</text:p>
          <text:list>
            <text:list-item>
              <text:p text:style-name="P51"><text:span text:style-name="T1">Utilitza </text:span><text:span text:style-name="T13">RandomAccessFile</text:span><text:span text:style-name="T1"> per crear i gestionar un fitxer anomenat </text:span><text:span text:style-name="T13">PR124estudiants.dat</text:span><text:span text:style-name="T1">.</text:span></text:p>
            </text:list-item>
            <text:list-item>
              <text:p text:style-name="P71">Cada registre d'estudiant ha de tenir una longitud fixa amb la següent estructura:</text:p>
              <text:list>
                <text:list-item>
                  <text:p text:style-name="P72">Número de registre: 4 bytes (enter)</text:p>
                </text:list-item>
                <text:list-item>
                  <text:p text:style-name="P72">Nom: 20 caràcters aprox (40 bytes, 2 bytes caràcter, UTF-8)</text:p>
                </text:list-item>
                <text:list-item>
                  <text:p text:style-name="P73">Nota: 4 bytes (float)</text:p>
                </text:list-item>
              </text:list>
            </text:list-item>
          </text:list>
        </text:list-item>
        <text:list-item>
          <text:p text:style-name="P50"><text:span text:style-name="T1">Funcionalitats del programa: Modificar el </text:span><text:span text:style-name="T13">PR124main.java</text:span><text:span text:style-name="T1"> que permeti a l'usuari realitzar les següents accions: </text:span></text:p>
          <text:list>
            <text:list-item>
              <text:list>
                <text:list-item>
                  <text:p text:style-name="P72">Llistar els estudiants amb el seu número de registre.</text:p>
                </text:list-item>
                <text:list-item>
                  <text:p text:style-name="P72">Afegir un nou estudiant amb la seva nota.</text:p>
                </text:list-item>
                <text:list-item>
                  <text:p text:style-name="P75">Consultar la nota d'un estudiant mitjançant el seu número de registre.</text:p>
                </text:list-item>
                <text:list-item>
                  <text:p text:style-name="P72">Actualitzar la nota d'un estudiant existent mitjançant el seu número de registre.</text:p>
                </text:list-item>
              </text:list>
            </text:list-item>
          </text:list>
        </text:list-item>
        <text:list-item>
          <text:p text:style-name="P70">Eficiència:</text:p>
          <text:list>
            <text:list-item>
              <text:p text:style-name="P51"><text:span text:style-name="T1">Utilitza els mètodes apropiats de </text:span><text:span text:style-name="T13">RandomAccessFile</text:span><text:span text:style-name="T1"> per posicionar el punter de lectura/escriptura directament a la posició correcta del fitxer.</text:span></text:p>
            </text:list-item>
          </text:list>
        </text:list-item>
        <text:list-item>
          <text:p text:style-name="P70">Gestió d'errors:</text:p>
          <text:list>
            <text:list-item>
              <text:p text:style-name="P71">Implementa una gestió d'errors robusta per tractar situacions com:</text:p>
              <text:list>
                <text:list-item>
                  <text:p text:style-name="P72">Intentar accedir a un estudiant que no existeix.</text:p>
                </text:list-item>
                <text:list-item>
                  <text:p text:style-name="P72">Entrades de dades incorrectes per part de l'usuari.</text:p>
                </text:list-item>
              </text:list>
            </text:list-item>
            <text:list-item>
              <text:p text:style-name="P71">Mostra missatges d'error apropiats (Veure secció missatges informatius més avall) sense que el programa finalitzi de manera abrupta.</text:p>
            </text:list-item>
          </text:list>
        </text:list-item>
        <text:list-item>
          <text:p text:style-name="P70">Validació de dades:</text:p>
          <text:list>
            <text:list-item>
              <text:p text:style-name="P71">Assegura't que les dades introduïdes estiguin en el format correcte:</text:p>
              <text:list>
                <text:list-item>
                  <text:p text:style-name="P72">El número de registre ha de ser un enter positiu.</text:p>
                </text:list-item>
                <text:list-item>
                  <text:p text:style-name="P72">El nom no excedeixi el màxim fixat.</text:p>
                </text:list-item>
                <text:list-item>
                  <text:p text:style-name="P74">La nota ha de ser un valor float entre 0 i 10.</text:p>
                </text:list-item>
              </text:list>
            </text:list-item>
          </text:list>
        </text:list-item>
      </text:list>
      <text:p text:style-name="P30"><text:bookmark text:name="_vjbioklkwyd5"/>Missatges informatius que ha de mostrar per pantalla</text:p>
      <text:p text:style-name="Standard">Cal que el programa informi adequadament del resultat de certes operacions.</text:p>
      <text:p text:style-name="P86">// Missatge quan no hi ha estudiants registrats (fitxer buit o inexistent):</text:p>
      <text:p text:style-name="P27"><text:span text:style-name="T9">System.out.println(</text:span><text:span text:style-name="T12">"No hi ha estudiants registrats."</text:span><text:span text:style-name="T9">);</text:span></text:p>
      <text:p text:style-name="P29"/>
      <text:p text:style-name="P86">// Missatge quan un estudiant s'ha afegit correctament:</text:p>
      <text:p text:style-name="P27"><text:span text:style-name="T9">System.out.println(</text:span><text:span text:style-name="T12">"Estudiant afegit correctament."</text:span><text:span text:style-name="T9">);</text:span></text:p>
      <text:p text:style-name="P29"/>
      <text:p text:style-name="P86">// Missatge quan es consulta un estudiant existent:</text:p>
      <text:p text:style-name="P27"><text:span text:style-name="T9">System.out.println(</text:span><text:span text:style-name="T12">"Registre: "</text:span><text:span text:style-name="T9"> + registre + </text:span><text:span text:style-name="T12">", Nom: "</text:span><text:span text:style-name="T9"> + nom + </text:span><text:span text:style-name="T12">", Nota: "</text:span><text:span text:style-name="T9"> + nota);</text:span></text:p>
      <text:p text:style-name="P29"/>
      <text:p text:style-name="P86">// Missatge quan es vol actualitzar una nota existent:</text:p>
      <text:p text:style-name="P27"><text:span text:style-name="T9">System.out.println(</text:span><text:span text:style-name="T12">"Nota actualitzada correctament."</text:span><text:span text:style-name="T9">);</text:span></text:p>
      <text:p text:style-name="P29"/>
      <text:p text:style-name="P86">// Missatge quan no es troba un estudiant quan es consulta per registre</text:p>
      <text:p text:style-name="P27"><text:span text:style-name="T9">System.out.println(</text:span><text:span text:style-name="T12">"No s'ha trobat l'estudiant amb registre: "</text:span><text:span text:style-name="T9"> + registre);</text:span></text:p>
      <text:p text:style-name="Standard"><text:line-break/><text:span text:style-name="T3">Consideracions addicionals</text:span></text:p>
      <text:list xml:id="list1188962192" text:style-name="WWNum4">
        <text:list-item>
          <text:p text:style-name="P52"><text:span text:style-name="T1">Utilitza la següent ruta per al fitxer: </text:span><text:span text:style-name="T13">System.getProperty("user.dir") + "/data/PR124estudiants.dat"</text:span></text:p>
        </text:list-item>
        <text:list-item>
          <text:p text:style-name="P52"><text:span text:style-name="T1">Documenta adequadament el codi, especialment les parts relacionades amb la manipulació del </text:span><text:span text:style-name="T13">RandomAccessFile</text:span><text:span text:style-name="T1">.</text:span></text:p>
        </text:list-item>
      </text:list>
      <text:p text:style-name="P20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 Light" svg:font-family="'Roboto Mono Light'" style:font-family-generic="roman" style:font-pitch="variable"/>
    <style:font-face style:name="Roboto Mono Light1" svg:font-family="'Roboto Mono Light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keep-with-next="always"/>
      <style:text-properties fo:color="#0000ff" loext:opacity="100%" style:font-name="Calibri" fo:font-family="Calibri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style:font-name="Calibri" fo:font-family="Calibri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Calibri" fo:font-family="Calibri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style:text-underline-style="none"/>
    </style:style>
    <style:style style:name="ListLabel_20_11" style:display-name="ListLabel 11" style:family="text">
      <style:text-properties style:font-name="Calibri" fo:font-family="Calibri" style:font-family-generic="roman" style:font-pitch="variable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style:text-underline-style="none"/>
    </style:style>
    <style:style style:name="ListLabel_20_20" style:display-name="ListLabel 20" style:family="text">
      <style:text-properties style:font-name="Calibri" fo:font-family="Calibri" style:font-family-generic="roman" style:font-pitch="variable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.5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alibri" fo:font-family="Calibri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alibri" fo:font-family="Calibri" style:font-family-generic="roman" style:font-pitch="variable" style:text-underline-style="none"/>
    </style:style>
    <style:style style:name="ListLabel_20_56" style:display-name="ListLabel 56" style:family="text">
      <style:text-properties style:font-name="Calibri" fo:font-family="Calibri" style:font-family-generic="roman" style:font-pitch="variable"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Calibri" fo:font-family="Calibri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Calibri" fo:font-family="Calibri" style:font-family-generic="roman" style:font-pitch="variable" style:text-underline-style="none"/>
    </style:style>
    <style:style style:name="ListLabel_20_74" style:display-name="ListLabel 74" style:family="text">
      <style:text-properties style:font-name="Calibri" fo:font-family="Calibri" style:font-family-generic="roman" style:font-pitch="variable" style:text-underline-style="none"/>
    </style:style>
    <style:style style:name="ListLabel_20_75" style:display-name="ListLabel 75" style:family="text">
      <style:text-properties style:font-name="Calibri" fo:font-family="Calibri" style:font-family-generic="roman" style:font-pitch="variable"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Calibri" fo:font-family="Calibri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Calibri" fo:font-family="Calibri" style:font-family-generic="roman" style:font-pitch="variable" fo:font-size="10.5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1155cc" loext:opacity="100%" style:font-name="Calibri" fo:font-family="Calibri" style:font-family-generic="roman" style:font-pitch="variable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■" style:num-suffix="■" text:bullet-char="■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loext:num-list-format="%2%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loext:num-list-format="%3%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loext:num-list-format="%4%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loext:num-list-format="%5%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loext:num-list-format="%6%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loext:num-list-format="%7%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loext:num-list-format="%8%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loext:num-list-format="%9%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6.2708in" fo:margin-left="0in" fo:margin-top="0in" fo:margin-bottom="0in" table:align="left"/>
    </style:style>
    <style:style style:name="Table6.A" style:family="table-column">
      <style:table-column-properties style:column-width="0.4688in"/>
    </style:style>
    <style:style style:name="Table6.B" style:family="table-column">
      <style:table-column-properties style:column-width="2.0625in"/>
    </style:style>
    <style:style style:name="Table6.C" style:family="table-column">
      <style:table-column-properties style:column-width="3.7396in"/>
    </style:style>
    <style:style style:name="Table6.1" style:family="table-row">
      <style:table-row-properties style:min-row-height="0.5646in" fo:keep-together="auto"/>
    </style:style>
    <style:style style:name="Table6.A1" style:family="table-cell">
      <style:table-cell-properties style:vertical-align="" fo:padding="0in" fo:border="1pt solid #f3f3f3"/>
    </style:style>
    <style:style style:name="Table7" style:family="table">
      <style:table-properties style:width="6.2701in" fo:margin-left="0in" fo:margin-top="0in" fo:margin-bottom="0in" table:align="left"/>
    </style:style>
    <style:style style:name="Table7.A" style:family="table-column">
      <style:table-column-properties style:column-width="3.1347in"/>
    </style:style>
    <style:style style:name="Table7.B" style:family="table-column">
      <style:table-column-properties style:column-width="3.135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none"/>
    </style:style>
    <style:style style:name="MP1" style:family="paragraph" style:parent-style-name="Standard">
      <style:paragraph-properties fo:line-height="115%"/>
    </style:style>
    <style:style style:name="MP2" style:family="paragraph" style:parent-style-name="Standard">
      <style:paragraph-properties fo:text-align="justify" style:justify-single-word="false" fo:orphans="0" fo:widows="0"/>
    </style:style>
    <style:style style:name="MP3" style:family="paragraph" style:parent-style-name="Standard">
      <style:paragraph-properties fo:text-align="justify" style:justify-single-word="false" fo:orphans="0" fo:widows="0"/>
      <style:text-properties fo:font-size="9pt" style:font-size-asian="9pt" style:font-size-complex="9pt"/>
    </style:style>
    <style:style style:name="MP4" style:family="paragraph" style:parent-style-name="Standard">
      <style:paragraph-properties fo:text-align="justify" style:justify-single-word="false" fo:orphans="0" fo:widows="0"/>
      <style:text-properties fo:font-size="9pt" fo:font-weight="bold" style:font-size-asian="9pt" style:font-weight-asian="bold" style:font-size-complex="9pt"/>
    </style:style>
    <style:style style:name="MP5" style:family="paragraph" style:parent-style-name="Standard">
      <style:paragraph-properties fo:line-height="100%" fo:text-align="end" style:justify-single-word="false" fo:orphans="0" fo:widows="0"/>
    </style:style>
    <style:style style:name="MP6" style:family="paragraph" style:parent-style-name="Standard">
      <style:text-properties fo:font-size="1pt" style:font-size-asian="1pt" style:font-size-complex="1pt"/>
    </style:style>
    <style:style style:name="MP7" style:family="paragraph" style:parent-style-name="Standard">
      <style:paragraph-properties fo:line-height="100%" fo:orphans="0" fo:widows="0"/>
      <style:text-properties fo:font-size="9pt" style:font-size-asian="9pt" style:font-size-complex="9pt"/>
    </style:style>
    <style:style style:name="MP8" style:family="paragraph" style:parent-style-name="Standard">
      <style:paragraph-properties fo:text-align="start" style:justify-single-word="false"/>
      <style:text-properties fo:font-size="1pt" style:font-size-asian="1pt" style:font-size-complex="1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1063in" fo:margin-left="1in" fo:margin-right="1in" style:writing-mode="lr-tb" style:layout-grid-color="#c0c0c0" style:layout-grid-lines="2716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063in" fo:margin-left="0in" fo:margin-right="0in" fo:margin-bottom="0.0665in" style:dynamic-spacing="true"/>
      </style:header-style>
      <style:footer-style>
        <style:header-footer-properties fo:min-height="0.2866in" fo:margin-left="0in" fo:margin-right="0in" fo:margin-top="0.247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"><draw:frame draw:style-name="Mfr1" draw:name="image1.png" text:anchor-type="as-char" svg:width="0.3902in" svg:height="0.4543in" draw:z-index="7"><draw:image xlink:href="Pictures/10000000000000D1000000F16CB7654E202A0B4A.png" xlink:type="simple" xlink:show="embed" xlink:actuate="onLoad" draw:mime-type="image/png"/></draw:frame></text:p>
            </table:table-cell>
            <table:table-cell table:style-name="Table6.A1" office:value-type="string">
              <text:p text:style-name="MP3">Generalitat de Catalunya</text:p>
              <text:p text:style-name="MP3">Departament d’Educació</text:p>
              <text:p text:style-name="MP4">Institut Esteve Terradas i Illa</text:p>
            </table:table-cell>
            <table:table-cell table:style-name="Table6.A1" office:value-type="string">
              <text:p text:style-name="MP5">CFGM: Desenvolupament d’aplicacions multimèdia</text:p>
              <text:p text:style-name="MP5">MP06 Accés a dades</text:p>
              <text:p text:style-name="MP5">PR1.2 Serialització d’objectes</text:p>
            </table:table-cell>
          </table:table-row>
        </table:table>
        <text:p text:style-name="Standard"/>
      </style:header>
      <style:footer>
        <text:p text:style-name="MP6"/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7">V1.0: elaborada per Albert Palacios</text:p>
              <text:p text:style-name="MP7">V1.1: Jordi Palà (adaptació curs 2023-24)</text:p>
              <text:p text:style-name="MP7">V1.2: Jordi Palà (adaptació curs 2024-25)</text:p>
            </table:table-cell>
            <table:table-cell table:style-name="Table7.A1" office:value-type="string">
              <text:p text:style-name="MP5"><text:page-number text:select-page="current">8</text:page-number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0-06T22:49:34.337758490</dc:date>
    <meta:editing-duration>PT18M13S</meta:editing-duration>
    <meta:editing-cycles>2</meta:editing-cycles>
    <meta:document-statistic meta:table-count="7" meta:image-count="1" meta:object-count="0" meta:page-count="8" meta:paragraph-count="202" meta:word-count="1580" meta:character-count="10907" meta:non-whitespace-character-count="9605"/>
  </office:meta>
</office:document-meta>
</file>